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agesAc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PagesAction.act( Redirector redirector , SourceResolver resolver , Map objectModel , String source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rverPagesAction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